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907cm" fo:min-width="9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3.44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middle" draw:auto-grow-height="false" fo:min-height="1.046cm" fo:min-width="10.2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5.898cm" fo:min-width="10.198cm" fo:padding-top="0.151cm" fo:padding-bottom="0.151cm" fo:padding-left="0.276cm" fo:padding-right="0.276cm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444cm" fo:min-width="6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41cm" fo:min-width="2.9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Leds_control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5.277cm" svg:x2="19.53cm" svg:y2="5.527cm" draw:start-shape="id1" draw:start-glue-point="16" draw:end-shape="id1" draw:end-glue-point="17" svg:d="M19530 5277v250" svg:viewBox="0 0 1 251">
            <text:p/>
          </draw:connector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0.112cm" svg:y="-1.306cm"/>
          <draw:glue-point draw:id="19" svg:x="-1.011cm" svg:y="-2.499cm"/>
          <draw:glue-point draw:id="20" svg:x="-5.03cm" svg:y="-1.688cm"/>
          <draw:glue-point draw:id="21" svg:x="-5.03cm" svg:y="-2.784cm"/>
          <draw:custom-shape draw:style-name="gr4" draw:text-style-name="P5" draw:layer="layout" svg:width="9.5cm" svg:height="0.679cm" svg:x="8.25cm" svg:y="7.10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9.5cm" svg:height="2.116cm" svg:x="8.25cm" svg:y="7.788cm">
            <text:p text:style-name="P6"><text:span text:style-name="T3">+ led_name</text:span></text:p>
            <text:p text:style-name="P6"><text:span text:style-name="T3">oradio_log: oradio_logging</text:span></text:p>
            <text:p text:style-name="P6"><text:span text:style-name="T3">delay_timer: Timer</text:span></text:p>
            <text:p text:style-name="P6"><text:span text:style-name="T3">blinking_threads: Thread</text:span></text:p>
            <text:p text:style-name="P6"><text:span text:style-name="T3">s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9.5cm" svg:height="2.569cm" svg:x="8.25cm" svg:y="9.90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turn_on_led(led_name:str)</text:span></text:p>
            <text:p text:style-name="P6"><text:span text:style-name="T3">+ turn_off_led(led_name:str)</text:span></text:p>
            <text:p text:style-name="P6"><text:span text:style-name="T3">+ turn_off_all_leds()</text:span></text:p>
            <text:p text:style-name="P6"><text:span text:style-name="T3">+ turn_on_led_with_delay(led_name:str, delay:int)</text:span></text:p>
            <text:p text:style-name="P6"><text:span text:style-name="T3">+ control_blinking_led( led_name:str, cycle_time:int)</text:span></text:p>
            <text:p text:style-name="P6"><text:span text:style-name="T3">- selftes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7.5cm" svg:height="1.153cm" svg:x="12.4cm" svg:y="1.74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5cm" svg:height="0.599cm" svg:x="12.4cm" svg:y="2.89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8" draw:layer="layout" svg:width="19cm" svg:height="13.75cm" svg:x="1cm" svg:y="6.25cm">
          <text:p/>
          <draw:enhanced-geometry svg:viewBox="0 0 21600 21600" draw:type="rectangle" draw:enhanced-path="M 0 0 L 21600 0 21600 21600 0 21600 0 0 Z N"/>
        </draw:custom-shape>
        <draw:g draw:style-name="gr1" xml:id="id6" draw:id="id6">
          <draw:g draw:style-name="gr10">
            <draw:polygon draw:style-name="gr11" draw:text-style-name="P11" draw:layer="layout" svg:width="6.432cm" svg:height="2.999cm" svg:x="1.864cm" svg:y="1.442cm" svg:viewBox="0 0 6433 3000" draw:points="0,0 4827,0 6433,546 6433,3000 0,3000">
              <text:p text:style-name="P9"><text:span text:style-name="T1">«led_name»</text:span></text:p>
              <text:p text:style-name="P10"><text:span text:style-name="T4">LED_PLAY = "LedPlay</text:span></text:p>
              <text:p text:style-name="P10"><text:span text:style-name="T4">LED_STOP = ”LedStop”</text:span></text:p>
              <text:p text:style-name="P10"><text:span text:style-name="T4">LED_PRESET1 = ”LedPreset1”</text:span></text:p>
              <text:p text:style-name="P10"><text:span text:style-name="T4">LED_PRESET2 = ”LedPreset2”</text:span></text:p>
              <text:p text:style-name="P10"><text:span text:style-name="T4">LED_PRESET3 = ”LedPreset3”</text:span></text:p>
            </draw:polygon>
            <draw:polygon draw:style-name="gr12" draw:text-style-name="P12" draw:layer="layout" svg:width="1.608cm" svg:height="0.545cm" svg:x="6.691cm" svg:y="1.442cm" svg:viewBox="0 0 1609 546" draw:points="0,0 1609,546 0,546">
              <text:p/>
            </draw:polygon>
          </draw:g>
        </draw:g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13" draw:text-style-name="P14" xml:id="id2" draw:id="id2" draw:layer="layout" svg:width="10.75cm" svg:height="1.25cm" svg:x="9.25cm" svg:y="20.7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3"><text:span text:style-name="T1">GPIO_service</text:span></text:p>
            <draw:enhanced-geometry svg:viewBox="0 0 21600 21600" draw:type="rectangle" draw:enhanced-path="M 0 0 L 21600 0 21600 21600 0 21600 0 0 Z N"/>
          </draw:custom-shape>
          <draw:connector draw:style-name="gr14" draw:text-style-name="P3" draw:layer="layout" draw:type="line" svg:x1="19.53cm" svg:y1="21.027cm" svg:x2="19.53cm" svg:y2="21.277cm" draw:start-shape="id2" draw:start-glue-point="16" draw:end-shape="id2" draw:end-glue-point="17" svg:d="M19530 21027v250" svg:viewBox="0 0 1 251">
            <text:p/>
          </draw:connector>
        </draw:g>
        <draw:custom-shape draw:style-name="gr15" draw:text-style-name="P8" draw:layer="layout" svg:width="10.75cm" svg:height="6.2cm" svg:x="9.25cm" svg:y="22cm">
          <text:p/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7.749cm" svg:y1="11.929cm" svg:x2="18.876cm" svg:y2="23.001cm" draw:start-shape="id3" draw:start-glue-point="12" draw:end-shape="id4" draw:end-glue-point="15" svg:d="M17749 11929h1127v11072" svg:viewBox="0 0 1128 11073">
          <text:p/>
        </draw:connector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custom-shape draw:style-name="gr17" draw:text-style-name="P5" draw:layer="layout" svg:width="6.75cm" svg:height="0.679cm" svg:x="12.5cm" svg:y="2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tatus_an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75cm" svg:height="1.653cm" svg:x="12.5cm" svg:y="23.679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75cm" svg:height="2.569cm" svg:x="12.5cm" svg:y="25.33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us(led_name:str)</text:span></text:p>
            <text:p text:style-name="P6"><text:span text:style-name="T3">+ get_button(button_name:str)</text:span></text:p>
            <text:p text:style-name="P6"><text:span text:style-name="T3">+ GPIO_config(queue): static</text:span></text:p>
            <text:p text:style-name="P6"><text:span text:style-name="T3">+ GPIO_cleanup(): stati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16" draw:layer="layout" svg:x1="17.75cm" svg:y1="8.951cm" svg:x2="18.4cm" svg:y2="3.496cm" draw:start-shape="id3" draw:start-glue-point="16" draw:end-shape="id5" draw:end-glue-point="7" svg:d="M17750 8951h650v-5455" svg:viewBox="0 0 651 5456">
          <text:p/>
        </draw:connector>
        <draw:connector draw:style-name="gr21" draw:text-style-name="P16" draw:layer="layout" svg:x1="12.4cm" svg:y1="2.62cm" svg:x2="8.3cm" svg:y2="2.942cm" draw:start-shape="id5" draw:end-shape="id6" draw:end-glue-point="1" svg:d="M12400 2620h-2050v322h-2050" svg:viewBox="0 0 4101 323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2" draw:text-style-name="P18" draw:layer="layout" svg:width="6.048cm" svg:height="1.153cm" svg:x="12.402cm" svg:y="17.6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7"><text:span text:style-name="T2">«utility»</text:span></text:p>
            <text:p text:style-name="P17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0" draw:layer="layout" svg:width="6.048cm" svg:height="0.679cm" svg:x="12.402cm" svg:y="18.7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9"><text:span text:style-name="T2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5" draw:layer="layout" svg:x1="17.223cm" svg:y1="12.473cm" svg:x2="17.24cm" svg:y2="17.618cm" draw:start-shape="id3" draw:start-glue-point="10" draw:end-shape="id7" draw:end-glue-point="13" svg:d="M17223 12473v2572h17v2573" svg:viewBox="0 0 18 5146">
          <text:p/>
        </draw:connector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5" draw:text-style-name="P5" draw:layer="layout" svg:width="3.75cm" svg:height="1.153cm" svg:x="6cm" svg:y="13.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3.75cm" svg:height="0.688cm" svg:x="6cm" svg:y="14.903cm">
            <text:p text:style-name="P6"><text:span text:style-name="T3">Threading.Ti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3.75cm" svg:height="1.387cm" svg:x="6cm" svg:y="15.5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cancel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15" draw:layer="layout" svg:x1="8.25cm" svg:y1="8.886cm" svg:x2="7.043cm" svg:y2="13.751cm" draw:start-shape="id3" draw:start-glue-point="20" draw:end-shape="id8" draw:end-glue-point="5" svg:d="M8250 8886h-1207v4865" svg:viewBox="0 0 1208 4866">
          <text:p/>
        </draw:connector>
        <draw:connector draw:style-name="gr29" draw:text-style-name="P15" draw:layer="layout" svg:x1="8.25cm" svg:y1="8.298cm" svg:x2="3.046cm" svg:y2="13.801cm" draw:start-shape="id3" draw:start-glue-point="21" draw:end-shape="id9" draw:end-glue-point="5" svg:d="M8250 8298h-5204v5503" svg:viewBox="0 0 5205 5504">
          <text:p/>
        </draw:connector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0" draw:text-style-name="P5" draw:layer="layout" svg:width="3.4cm" svg:height="1.153cm" svg:x="2.1cm" svg:y="13.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3.4cm" svg:height="0.95cm" svg:x="2.1cm" svg:y="14.953cm">
            <text:p text:style-name="P6"><text:span text:style-name="T3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3.4cm" svg:height="1.781cm" svg:x="2.1cm" svg:y="15.90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tart()</text:span></text:p>
            <text:p text:style-name="P6"><text:span text:style-name="T3">+ run()</text:span></text:p>
            <text:p text:style-name="P6"><text:span text:style-name="T3">+ join()</text:span></text:p>
            <text:p text:style-name="P6"><text:span text:style-name="T3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3" draw:text-style-name="P5" draw:layer="layout" svg:width="3.75cm" svg:height="1.153cm" svg:x="10.25cm" svg:y="13.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&lt;&lt;utility&gt;&gt;</text:span></text:p>
            <text:p text:style-name="P4"><text:span text:style-name="T2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7" draw:layer="layout" svg:width="3.75cm" svg:height="0.688cm" svg:x="10.25cm" svg:y="14.853cm">
            <text:p text:style-name="P6"><text:span text:style-name="T3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3.75cm" svg:height="1.781cm" svg:x="10.25cm" svg:y="15.5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is_set()</text:span></text:p>
            <text:p text:style-name="P6"><text:span text:style-name="T3">+ set()</text:span></text:p>
            <text:p text:style-name="P6"><text:span text:style-name="T3">+ clearl()</text:span></text:p>
            <text:p text:style-name="P6"><text:span text:style-name="T3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T2H41M57S</meta:editing-duration>
    <meta:editing-cycles>24</meta:editing-cycles>
    <meta:generator>LibreOffice/25.8.2.2$Windows_X86_64 LibreOffice_project/d401f2107ccab8f924a8e2df40f573aab7605b6f</meta:generator>
    <dc:date>2025-11-19T17:38:13.639102700</dc:date>
    <meta:document-statistic meta:object-count="44"/>
  </office:meta>
</office:document-meta>
</file>